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1pt" fo:language="en" fo:country="GB" officeooo:paragraph-rsid="00001f32" style:font-size-asian="11pt" style:font-name-complex="Arial" style:font-size-complex="11pt"/>
    </style:style>
    <style:style style:name="P2" style:family="paragraph" style:parent-style-name="Standard">
      <style:paragraph-properties fo:margin-top="0.423cm" fo:margin-bottom="0.423cm" style:contextual-spacing="false" style:line-height-at-least="0.041cm" style:text-autospace="none"/>
      <style:text-properties officeooo:paragraph-rsid="00001f32"/>
    </style:style>
    <style:style style:name="P3" style:family="paragraph" style:parent-style-name="Standard">
      <style:paragraph-properties fo:line-height="115%" style:text-autospace="none"/>
      <style:text-properties officeooo:paragraph-rsid="00001f32"/>
    </style:style>
    <style:style style:name="T1" style:family="text">
      <style:text-properties style:font-name="Arial" fo:font-size="11pt" fo:language="en" fo:country="GB" style:font-size-asian="11pt" style:font-name-complex="Arial" style:font-size-complex="11pt"/>
    </style:style>
    <style:style style:name="T2" style:family="text">
      <style:text-properties style:font-name="Arial" fo:font-size="11pt" fo:language="en" fo:country="GB" style:font-size-asian="11pt" style:font-name-complex="Arial"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ord of the Flies is a novel written by William Golding. It tells the story of a group of young boys who are stranded on a desert island and describes their attempts to survive without any adult interference. The novel is an allegory that explores the dark side of human nature, the consequences of a lack of societal structure, and the dangers of unchecked power.</text:span></text:p>
      <text:p text:style-name="P2"><text:span text:style-name="T1">There has been a plane crash and a group of boys is now stranded on an uninhabited island. The boys, ranging in age from six to twelve, initially attempt to create an orderly and functioning society. However, after very little time, their attempts at order and cooperation break down, and the boys succumb to their primal instincts.</text:span></text:p>
      <text:p text:style-name="P2"><text:span text:style-name="T1">The two main characters, Ralph and Jack, represent opposing ideas of how to govern the group. Ralph believes in the importance of maintaining a civilized society and in the need for the boys to work together building shelters and finding food. Jack, on the other hand, believes in the importance of hunting and gaining power over the other boys. As the novel progresses, Jack's lust for power becomes increasingly dangerous, leading to violence and the eventual endangering of the group.</text:span></text:p>
      <text:p text:style-name="P2"><text:span text:style-name="T1">The novel also explores the concept of the "beast," which the boys believe is a physical entity that is haunting them on the island. In reality, the beast represents the boys' own fears and their descent into savagery. The boys' belief in the beast leads to paranoia and ultimately, the deaths of several of the boys.</text:span></text:p>
      <text:p text:style-name="P2"><text:span text:style-name="T1">The major theme of the novel is the inherent evil in human nature. Golding suggests that without the constraints of civilization and society, human beings will naturally display great violence and cruelty. The boys' descent into savagery represents this idea, as they become increasingly violent and lose an innate sense of morality.</text:span></text:p>
      <text:p text:style-name="P2"><text:span text:style-name="T1">Another theme of the novel is the importance of societal structure and rules. The boys' attempts to create a functioning society are ultimately unsuccessful, as their lack of structure leads to chaos and violence. The novel suggests that without rules and structure, any society will inevitably break down.</text:span></text:p>
      <text:p text:style-name="P2"><text:span text:style-name="T1">Lord of the Flies is a novel that explores the dark side of human nature and the dangers of a lack of order and structure in society. The novel's themes of inherent evil and the importance of rules and structure continue to resonate with readers today, making it a timeless classic of English literature.</text:span></text:p>
      <text:p text:style-name="P3"><text:span text:style-name="T1">(414 words)</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20:34:14.185000000</meta:creation-date>
    <dc:date>2023-05-28T20:34:24.371000000</dc:date>
    <meta:editing-duration>PT10S</meta:editing-duration>
    <meta:editing-cycles>1</meta:editing-cycles>
    <meta:document-statistic meta:table-count="0" meta:image-count="0" meta:object-count="0" meta:page-count="1" meta:paragraph-count="8" meta:word-count="414" meta:character-count="2454" meta:non-whitespace-character-count="2048"/>
    <meta:generator>LibreOffice/7.5.2.2$Windows_X86_64 LibreOffice_project/53bb9681a964705cf672590721dbc85eb4d0c3a2</meta:generator>
  </office:meta>
</office:document-meta>
</file>